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style:font-name="monospace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5" style:family="text">
      <style:text-properties fo:font-variant="normal" fo:text-transform="none" fo:color="#6f42c1" style:font-name="SFMono-Regular" fo:font-size="11pt" fo:letter-spacing="normal" fo:font-style="normal" fo:font-weight="normal" style:font-name-asian="Times New Roman1" style:font-size-asian="11pt" style:font-name-complex="Times New Roman1" style:font-size-complex="11pt"/>
    </style:style>
    <style:style style:name="T6" style:family="text">
      <style:text-properties fo:font-variant="normal" fo:text-transform="none" fo:color="#24292e" style:font-name="SFMono-Regular" fo:letter-spacing="normal" fo:font-style="normal" fo:font-weight="normal" style:font-name-asian="Times New Roman1" style:font-name-complex="Times New Roman1"/>
    </style:style>
    <style:style style:name="T7" style:family="text">
      <style:text-properties fo:font-variant="normal" fo:text-transform="none" fo:color="#24292e" style:font-name="SFMono-Regular" fo:font-size="11pt" fo:letter-spacing="normal" fo:font-style="normal" fo:font-weight="normal" style:font-name-asian="Times New Roman1" style:font-size-asian="11pt" style:font-name-complex="Times New Roman1" style:font-size-complex="11pt"/>
    </style:style>
    <style:style style:name="T8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d73a49" style:font-name="SFMono-Regular" fo:letter-spacing="normal" fo:font-style="normal" fo:font-weight="normal" style:font-name-asian="Times New Roman1" style:font-name-complex="Times New Roman1"/>
    </style:style>
    <style:style style:name="T10" style:family="text">
      <style:text-properties fo:font-variant="normal" fo:text-transform="none" fo:color="#000000" style:font-name="monospace" fo:letter-spacing="normal" fo:font-style="normal"/>
    </style:style>
    <style:style style:name="T11" style:family="text">
      <style:text-properties fo:font-variant="normal" fo:text-transform="none" fo:color="#000000" style:font-name="monospace" fo:font-size="11pt" fo:letter-spacing="normal" fo:font-style="normal" style:font-size-asian="11pt" style:font-size-complex="11pt"/>
    </style:style>
    <style:style style:name="T12" style:family="text"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Times New Roman" fo:letter-spacing="normal" fo:font-style="normal"/>
    </style:style>
    <style:style style:name="T15" style:family="text">
      <style:text-properties fo:font-variant="normal" fo:text-transform="none" fo:color="#000000" fo:letter-spacing="normal" fo:font-style="normal"/>
    </style:style>
    <style:style style:name="T16" style:family="text">
      <style:text-properties fo:font-variant="normal" fo:text-transform="none" fo:color="#032f62" style:font-name="SFMono-Regular" fo:font-size="11pt" fo:letter-spacing="normal" fo:font-style="normal" fo:font-weight="normal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underline-style="none"/>
    </style:style>
    <style:style style:name="T19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MIKI Clément</text:p>
      <text:p text:style-name="P2">LEBLON Alexandre</text:p>
      <text:p text:style-name="P1">GO MOKU</text:p>
      <text:p text:style-name="P2"/>
      <text:p text:style-name="P2">But du projet: </text:p>
      <text:p text:style-name="P2"/>
      <text:p text:style-name="P2">Le but de ce projet est de créer un programme qui joue à un jeu qui se joue à deux appelé go moku.</text:p>
      <text:p text:style-name="P2">Ce jeu est un jeu de plateau (comme les échecs) qui consiste à aligner 5 pions d'une même couleur en verticale, horizontale ou diagonale sans que la joueur adverse ne réussisse avant vous.</text:p>
      <text:p text:style-name="P2">Nous devons donc réaliser un programme capable d'aligner des pions et de bloquer son adversaire lorsque c'est nécessaire.</text:p>
      <text:p text:style-name="P2">Nous avons choisi de coder en C et le programme est donc composé de plusieurs fichiers interdépendants.</text:p>
      <text:p text:style-name="P2"/>
      <text:p text:style-name="P2"/>
      <text:p text:style-name="P2">Liste des fichiers qui composent le projet:</text:p>
      <text:p text:style-name="P2"/>
      <text:p text:style-name="P2">-makefile</text:p>
      <text:p text:style-name="P2"/>
      <text:p text:style-name="P2">-alignement.h</text:p>
      <text:p text:style-name="P2">-arbre.h</text:p>
      <text:p text:style-name="P2">-constantes.h</text:p>
      <text:p text:style-name="P2">-joueur.h</text:p>
      <text:p text:style-name="P2">-liste_alignements.h</text:p>
      <text:p text:style-name="P2">-tableau.h</text:p>
      <text:p text:style-name="P2"/>
      <text:p text:style-name="P2">-arbre.c</text:p>
      <text:p text:style-name="P2">-alignement.c</text:p>
      <text:p text:style-name="P2">-joueur.c</text:p>
      <text:p text:style-name="P2">-liste_alignements.c</text:p>
      <text:p text:style-name="P2">-main.c</text:p>
      <text:p text:style-name="P2">-tableau.c</text:p>
      <text:p text:style-name="P2"/>
      <text:p text:style-name="P2"/>
      <text:p text:style-name="P2">Explication du contenu de chaque fichier:</text:p>
      <text:p text:style-name="P2"/>
      <text:p text:style-name="P4">●makefile</text:p>
      <text:p text:style-name="P4"/>
      <text:p text:style-name="P4"><text:s text:c="2"/>Ce fichier nous permet de compiler l'ensemble des fichiers du projet en tapant simplement «make»</text:p>
      <text:p text:style-name="P4"><text:s text:c="2"/>dans le terminal.</text:p>
      <text:p text:style-name="P4"/>
      <text:p text:style-name="P4"><text:s text:c="2"/>Son code est: </text:p>
      <text:p text:style-name="P3"><text:span text:style-name="T2"><text:s text:c="2"/></text:span><text:span text:style-name="T5">a.out</text:span><text:span text:style-name="T7">: alignement.c arbre.c joueur.c liste_alignements.c main.c tableau.c</text:span><text:span text:style-name="T4"> </text:span></text:p>
      <text:p text:style-name="P6"><text:span text:style-name="T3"><text:s text:c="2"/><text:tab/></text:span><text:span text:style-name="T6">gcc </text:span><text:span text:style-name="T9">*</text:span><text:span text:style-name="T6">.c</text:span><text:span text:style-name="T1"> </text:span></text:p>
      <text:p text:style-name="P4"/>
      <text:p text:style-name="P4"><text:s text:c="2"/>La première ligne indique les fichiers à compiler tandis que la deuxième indique la commande</text:p>
      <text:p text:style-name="P4"><text:s text:c="2"/>utilisée pour la compilation («*.c» signifie tous les fichiers dont le nom se termine par «.c»).</text:p>
      <text:p text:style-name="P4"/>
      <text:p text:style-name="P4"/>
      <text:p text:style-name="P4">●constantes.h</text:p>
      <text:p text:style-name="P4"/>
      <text:p text:style-name="P4"><text:soft-page-break/><text:s text:c="2"/>Ce fichier contient la déclaration de 2 constantes qui sont N (la taille du plateau est N*N) et BUT</text:p>
      <text:p text:style-name="P4"><text:s text:c="2"/>qui est le nombre de pions à aligner pour qu'un joueur gagne.</text:p>
      <text:p text:style-name="P4"/>
      <text:p text:style-name="P4"><text:s text:c="2"/>Son code est:</text:p>
      <text:p text:style-name="P4"/>
      <text:p text:style-name="P3"><text:span text:style-name="T2"><text:s text:c="2"/></text:span><text:span text:style-name="T13">#define N 4 </text:span></text:p>
      <text:p text:style-name="P3"><text:span text:style-name="T13"><text:s/>#define BUT 3 </text:span><text:span text:style-name="T17"><text:line-break/></text:span></text:p>
      <text:p text:style-name="P5"><text:s text:c="2"/></text:p>
      <text:p text:style-name="P4">●joueur.h</text:p>
      <text:p text:style-name="P4"/>
      <text:p text:style-name="P4"><text:s text:c="2"/>Ce fichier comporte les déclarations de type et de méthode utilisées dans joueur.c (et ailleurs).</text:p>
      <text:p text:style-name="P4"/>
      <text:p text:style-name="P4"><text:s text:c="2"/>Son code est:</text:p>
      <text:p text:style-name="P4"/>
      <text:p text:style-name="P7"><text:s/>typedef enum joueur </text:p>
      <text:p text:style-name="P7"><text:s text:c="2"/>{NOIR, BLANC, VIDE} </text:p>
      <text:p text:style-name="P7"><text:s text:c="2"/>Joueur; </text:p>
      <text:p text:style-name="P7"/>
      <text:p text:style-name="P7"><text:s/>void </text:p>
      <text:p text:style-name="P7"><text:s/>print_joueur(Joueur couleur); </text:p>
      <text:p text:style-name="P4"/>
      <text:p text:style-name="P4"><text:s text:c="2"/>On déclare le type Joueur qui peut valoir NOIR, BLANC ou VIDE ainsi que la fonction</text:p>
      <text:p text:style-name="P4"><text:s text:c="2"/>print_joueur dont nous verrons l'utilité dans joueur.c.</text:p>
      <text:p text:style-name="P4"/>
      <text:p text:style-name="P4"/>
      <text:p text:style-name="P4">●joueur.c</text:p>
      <text:p text:style-name="P4"/>
      <text:p text:style-name="P4"><text:s text:c="2"/>Ce fichier comporte le corps de la fonction print_joueur qui a été déclarée dans joueur.h </text:p>
      <text:p text:style-name="P4"/>
      <text:p text:style-name="P4"><text:s text:c="2"/>-On inclus bien sûr stdio.h et joueur.h pour pouvoir utiliser leur contenu (notamment le type</text:p>
      <text:p text:style-name="P4"><text:s text:c="3"/>Joueur que l'on a défini dans joueur.h).</text:p>
      <text:p text:style-name="P4"/>
      <text:p text:style-name="P7"><text:s text:c="2"/>#include &lt;stdio.h&gt; </text:p>
      <text:p text:style-name="P7"><text:s text:c="2"/>#include "joueur.h"</text:p>
      <text:p text:style-name="P4"/>
      <text:p text:style-name="P4"><text:s text:c="2"/>-La procédure print_joueur permet simplement d'afficher dans le terminal x, o ou . en fonction de</text:p>
      <text:p text:style-name="P4"><text:s text:c="3"/>la couleur qui a été passée en paramètre.</text:p>
      <text:p text:style-name="P4"/>
      <text:p text:style-name="P4"><text:s text:c="3"/>Son code est:</text:p>
      <text:p text:style-name="P7"/>
      <text:p text:style-name="P7"><text:s text:c="2"/>void </text:p>
      <text:p text:style-name="P7"><text:s text:c="2"/>print_joueur(Joueur couleur) </text:p>
      <text:p text:style-name="P7"><text:s text:c="2"/>{ </text:p>
      <text:p text:style-name="P7"><text:s text:c="3"/>if (couleur == NOIR) </text:p>
      <text:p text:style-name="P7"><text:s text:c="3"/><text:tab/>printf("x "); </text:p>
      <text:p text:style-name="P7"><text:s text:c="3"/>else if (couleur == BLANC) </text:p>
      <text:p text:style-name="P7"><text:s text:c="2"/><text:tab/>printf("o "); </text:p>
      <text:p text:style-name="P7"><text:s text:c="3"/>else if (couleur == VIDE)</text:p>
      <text:p text:style-name="P7"><text:s text:c="2"/><text:tab/>printf(". ");</text:p>
      <text:p text:style-name="P7"><text:s text:c="3"/>else</text:p>
      <text:p text:style-name="P3"><text:span text:style-name="T12"><text:s text:c="2"/><text:tab/>printf(</text:span><text:span text:style-name="T16">"E "</text:span><text:span text:style-name="T8">)</text:span><text:span text:style-name="T17"> </text:span><text:span text:style-name="T12">; </text:span></text:p>
      <text:p text:style-name="P16"><text:span text:style-name="T15"><text:s text:c="2"/>} </text:span></text:p>
      <text:p text:style-name="P4"/>
      <text:p text:style-name="P4"><text:soft-page-break/></text:p>
      <text:p text:style-name="P4">●alignement.h</text:p>
      <text:p text:style-name="P4"/>
      <text:p text:style-name="P4"><text:s text:c="2"/>Ce fichier comporte les déclarations de type et de méthodes utilisées dans arbre.c (et ailleurs).</text:p>
      <text:p text:style-name="P4"/>
      <text:p text:style-name="P4"><text:s text:c="2"/>Son code est:</text:p>
      <text:p text:style-name="P4"/>
      <text:p text:style-name="P10"><text:s/>typedef struct alignement </text:p>
      <text:p text:style-name="P10"><text:s/>{ <text:s/></text:p>
      <text:p text:style-name="P10"><text:s text:c="3"/>Joueur couleur; </text:p>
      <text:p text:style-name="P10"><text:s text:c="3"/>int nombre; </text:p>
      <text:p text:style-name="P10"><text:s/>} Alignement; </text:p>
      <text:p text:style-name="P10"/>
      <text:p text:style-name="P10"><text:s/>Alignement </text:p>
      <text:p text:style-name="P10"><text:s/>nouvel_alignement(Joueur couleur, int nombre); </text:p>
      <text:p text:style-name="P10"/>
      <text:p text:style-name="P10"><text:s/>void </text:p>
      <text:p text:style-name="P10"><text:s/>print_Alignement(Alignement align); </text:p>
      <text:p text:style-name="P4"/>
      <text:p text:style-name="P4"><text:s text:c="2"/>On déclare le type «alignement» qui est composé d'un Joueur (couleur) ainsi que d'un entier </text:p>
      <text:p text:style-name="P4"><text:s text:c="2"/>(nombre).</text:p>
      <text:p text:style-name="P4"/>
      <text:p text:style-name="P4"><text:s text:c="2"/>Suivent ensuite la déclaration de la fonction nouvel_alignement et de la procédure</text:p>
      <text:p text:style-name="P4"><text:s text:c="2"/>print_Alignement dont nous verrons l'utilité dans alignement.c.</text:p>
      <text:p text:style-name="P4"/>
      <text:p text:style-name="P4"/>
      <text:p text:style-name="P4">●alignement.c</text:p>
      <text:p text:style-name="P4"/>
      <text:p text:style-name="P4"><text:s text:c="2"/>Ce fichier comporte le corps des fonctions déclarées dans le fichier alignement.h.</text:p>
      <text:p text:style-name="P7"/>
      <text:p text:style-name="P8"><text:s text:c="2"/>-On inclus bien sûr les fichiers stdio.h, joueur.h ainsi que alignement.h pour pouvoir utiliser leur</text:p>
      <text:p text:style-name="P8"><text:s text:c="3"/>contenu.</text:p>
      <text:p text:style-name="P8"/>
      <text:p text:style-name="P7"><text:s text:c="2"/>#include &lt;stdio.h&gt; </text:p>
      <text:p text:style-name="P7"><text:s text:c="2"/>#include "joueur.h" </text:p>
      <text:p text:style-name="P7"><text:s text:c="2"/>#include "alignement.h"</text:p>
      <text:p text:style-name="P8"/>
      <text:p text:style-name="P8"><text:s text:c="2"/>-La fonction nouvel_alignement créé un alignement avec comme couleur le Joueur passé en</text:p>
      <text:p text:style-name="P8"><text:s text:c="3"/>paramètre et comme nombre l'entier passé en paramètre et le renvoi.</text:p>
      <text:p text:style-name="P8"/>
      <text:p text:style-name="P4"><text:s text:c="3"/>Son code est:</text:p>
      <text:p text:style-name="P7"/>
      <text:p text:style-name="P7"><text:s text:c="2"/>Alignement </text:p>
      <text:p text:style-name="P7"><text:s text:c="2"/>nouvel_alignement(Joueur couleur, int nombre) </text:p>
      <text:p text:style-name="P7"><text:s text:c="2"/>{ </text:p>
      <text:p text:style-name="P7"><text:s text:c="3"/>Alignement align; </text:p>
      <text:p text:style-name="P7"><text:s text:c="3"/>align.couleur = couleur; </text:p>
      <text:p text:style-name="P7"><text:s text:c="3"/>align.nombre = nombre; </text:p>
      <text:p text:style-name="P7"><text:s text:c="3"/>return align; </text:p>
      <text:p text:style-name="P7"><text:s text:c="2"/>} </text:p>
      <text:p text:style-name="P7"/>
      <text:p text:style-name="P8"><text:s text:c="2"/>-La procédure print_Alignement ne fait qu'afficher un alignement sous la forme :</text:p>
      <text:p text:style-name="P8"><text:s text:c="3"/>[JOUEUR:nombre].</text:p>
      <text:p text:style-name="P8"/>
      <text:p text:style-name="P8"><text:s text:c="3"/>Son code est:</text:p>
      <text:p text:style-name="P8"><text:soft-page-break/></text:p>
      <text:p text:style-name="P7"><text:s text:c="2"/>void </text:p>
      <text:p text:style-name="P7"><text:s text:c="2"/>print_Alignement(Alignement align) </text:p>
      <text:p text:style-name="P7"><text:s text:c="2"/>{ </text:p>
      <text:p text:style-name="P7"><text:s text:c="3"/>printf("["); </text:p>
      <text:p text:style-name="P7"><text:s text:c="3"/>print_joueur(align.couleur); </text:p>
      <text:p text:style-name="P7"><text:s text:c="3"/>printf(":%d]", align.nombre); </text:p>
      <text:p text:style-name="P7"><text:s text:c="2"/>} </text:p>
      <text:p text:style-name="P8"/>
      <text:p text:style-name="P8"><text:s text:c="2"/>Exemple: [x:3] est un alignement de 3 pions blancs.</text:p>
      <text:p text:style-name="P8"/>
      <text:p text:style-name="P8"/>
      <text:p text:style-name="P4">●liste_alignements.h</text:p>
      <text:p text:style-name="P4"/>
      <text:p text:style-name="P4"><text:s text:c="2"/>Ce fichier comporte les déclarations de type et de méthodes utilisées dans liste_alignements.c (et</text:p>
      <text:p text:style-name="P4"><text:s text:c="2"/>ailleurs).</text:p>
      <text:p text:style-name="P4"/>
      <text:p text:style-name="P4"><text:s text:c="2"/>Son code est:</text:p>
      <text:p text:style-name="P4"/>
      <text:p text:style-name="P7"><text:s/>typedef struct _noeud_liste_align </text:p>
      <text:p text:style-name="P7"><text:s/>{ </text:p>
      <text:p text:style-name="P7"><text:s text:c="2"/>Alignement valeur; </text:p>
      <text:p text:style-name="P7"><text:s text:c="2"/>struct _noeud_liste_align* suivant; </text:p>
      <text:p text:style-name="P7"><text:s/>} NoeudListeAlignements, *ListeAlignements; </text:p>
      <text:p text:style-name="P7"/>
      <text:p text:style-name="P7"><text:s/>Alignement </text:p>
      <text:p text:style-name="P7"><text:s/>premier_element(ListeAlignements list); </text:p>
      <text:p text:style-name="P7"/>
      <text:p text:style-name="P7"><text:s/>ListeAlignements </text:p>
      <text:p text:style-name="P7"><text:s/>nouvelle_liste_vide(void); </text:p>
      <text:p text:style-name="P7"/>
      <text:p text:style-name="P7"><text:s/>ListeAlignements </text:p>
      <text:p text:style-name="P7"><text:s/>nouvelle_liste(Alignement valeur); </text:p>
      <text:p text:style-name="P7"/>
      <text:p text:style-name="P7"><text:s/>ListeAlignements </text:p>
      <text:p text:style-name="P7"><text:s/>ajouter_element_liste(ListeAlignements liste, Alignement element); </text:p>
      <text:p text:style-name="P7"/>
      <text:p text:style-name="P7"><text:s/>void </text:p>
      <text:p text:style-name="P7"><text:s/>print_ListeAlignements(ListeAlignements liste); </text:p>
      <text:p text:style-name="P4"/>
      <text:p text:style-name="P4"><text:s text:c="2"/>On déclare le type _<text:span text:style-name="T18">noeud_liste_align qui est composé d'un alignement (valeur) et d'un pointeur de</text:span></text:p>
      <text:p text:style-name="P4"><text:span text:style-name="T18"><text:s text:c="2"/>_noeud_liste_align (suivant) ce qui signifie que le type _noeud_liste_align est assimilable à une</text:span></text:p>
      <text:p text:style-name="P4"><text:span text:style-name="T18"><text:s text:c="2"/>liste chaînée.</text:span></text:p>
      <text:p text:style-name="P12"/>
      <text:p text:style-name="P12"><text:s text:c="2"/>NoeudListeAlignements est un alias vers un _noeud_liste_align tandis que ListeAlignements est </text:p>
      <text:p text:style-name="P12"><text:s text:c="2"/>alias vers un pointeur de _noeud_liste_align.</text:p>
      <text:p text:style-name="P4"/>
      <text:p text:style-name="P4"><text:s text:c="2"/>Suivent les déclarations de premier_element, nouvelle_liste_vide, nouvelle_liste,</text:p>
      <text:p text:style-name="P4"><text:s text:c="2"/>ajouter_element_liste et print_listeAlignements dont nous verrons l'utilité dans</text:p>
      <text:p text:style-name="P4"><text:s text:c="2"/>liste_alignements.c.</text:p>
      <text:p text:style-name="P4"/>
      <text:p text:style-name="P4"/>
      <text:p text:style-name="P4">●liste_alignements.c</text:p>
      <text:p text:style-name="P4"/>
      <text:p text:style-name="P4"><text:s text:c="2"/>Ce fichier comporte le corps des méthode déclarées dans le fichier liste_alignements.h.</text:p>
      <text:p text:style-name="P4"><text:soft-page-break/></text:p>
      <text:p text:style-name="P4"><text:s text:c="2"/>-On inclus bien sûr les fichiers stdio.h, stdlib.h, joueur.h, alignement.h et liste_alignements.h pour</text:p>
      <text:p text:style-name="P4"><text:s text:c="3"/>pouvoir utiliser leur contenu.</text:p>
      <text:p text:style-name="P4"/>
      <text:p text:style-name="P7"><text:s text:c="2"/>#include &lt;stdio.h&gt; </text:p>
      <text:p text:style-name="P7"><text:s text:c="2"/>#include &lt;stdlib.h&gt; </text:p>
      <text:p text:style-name="P7"><text:s text:c="2"/>#include "joueur.h" </text:p>
      <text:p text:style-name="P7"><text:s text:c="2"/>#include "alignement.h" </text:p>
      <text:p text:style-name="P7"><text:s text:c="2"/>#include "liste_alignements.h"</text:p>
      <text:p text:style-name="P4"/>
      <text:p text:style-name="P4"><text:s text:c="2"/>-La fonction premier_element renvoie simplement la valeur (qui est un alignement) du</text:p>
      <text:p text:style-name="P4"><text:s text:c="3"/>liste_alignements passé en paramètre.</text:p>
      <text:p text:style-name="P4"/>
      <text:p text:style-name="P4"><text:s text:c="3"/>Son code est:</text:p>
      <text:p text:style-name="P7"/>
      <text:p text:style-name="P7"><text:s text:c="2"/>Alignement </text:p>
      <text:p text:style-name="P7"><text:s text:c="2"/>premier_element(ListeAlignements list) </text:p>
      <text:p text:style-name="P7"><text:s text:c="2"/>{ </text:p>
      <text:p text:style-name="P7"><text:s text:c="3"/>return list-&gt;valeur; </text:p>
      <text:p text:style-name="P7"><text:s text:c="2"/>} </text:p>
      <text:p text:style-name="P4"/>
      <text:p text:style-name="P4"><text:s text:c="2"/>-La fonction nouvelle_liste_vide retourne NULL (le pointeur nul).</text:p>
      <text:p text:style-name="P4"/>
      <text:p text:style-name="P4"><text:s text:c="3"/>Son code est:</text:p>
      <text:p text:style-name="P4"/>
      <text:p text:style-name="P7"><text:s text:c="2"/>ListeAlignements </text:p>
      <text:p text:style-name="P7"><text:s text:c="2"/>nouvelle_liste_vide(void) </text:p>
      <text:p text:style-name="P7"><text:s text:c="2"/>{ </text:p>
      <text:p text:style-name="P7"><text:s text:c="3"/>return NULL; </text:p>
      <text:p text:style-name="P7"><text:s text:c="2"/>} </text:p>
      <text:p text:style-name="P7"/>
      <text:p text:style-name="P4"><text:s text:c="2"/>-La fonction nouvelle_liste crée et retourne un alignement avec pour valeur l'alignement passé en</text:p>
      <text:p text:style-name="P4"><text:s text:c="3"/>paramètre.</text:p>
      <text:p text:style-name="P4"/>
      <text:p text:style-name="P4"><text:s text:c="3"/>Son code est:</text:p>
      <text:p text:style-name="P4"/>
      <text:p text:style-name="P7"><text:s text:c="2"/>ListeAlignements </text:p>
      <text:p text:style-name="P7"><text:s text:c="2"/>nouvelle_liste(Alignement valeur) </text:p>
      <text:p text:style-name="P7"><text:s text:c="2"/>{ </text:p>
      <text:p text:style-name="P7"><text:s text:c="3"/>ListeAlignements list = malloc(sizeof(NoeudListeAlignements)); </text:p>
      <text:p text:style-name="P7"><text:s text:c="3"/>list-&gt;suivant = NULL; </text:p>
      <text:p text:style-name="P7"><text:s text:c="3"/>list-&gt;valeur = valeur; </text:p>
      <text:p text:style-name="P7"><text:s text:c="3"/>return list; </text:p>
      <text:p text:style-name="P7"><text:s text:c="2"/>} </text:p>
      <text:p text:style-name="P4"/>
      <text:p text:style-name="P4"><text:s text:c="2"/>-La fonction ajouter_element_liste créée une liste dont le suivant est le ListeAlignements passé en</text:p>
      <text:p text:style-name="P4"><text:s text:c="3"/>paramètre et dont la valeur est l'Alignement passé en paramètre.</text:p>
      <text:p text:style-name="P4"/>
      <text:p text:style-name="P4"><text:s text:c="3"/>Son code est:</text:p>
      <text:p text:style-name="P4"/>
      <text:p text:style-name="P7"><text:s text:c="2"/>ListeAlignements </text:p>
      <text:p text:style-name="P7"><text:s text:c="2"/>ajouter_element_liste(ListeAlignements liste, Alignement element) </text:p>
      <text:p text:style-name="P7"><text:s text:c="2"/>{ </text:p>
      <text:p text:style-name="P7"><text:s text:c="3"/>ListeAlignements liste2 = nouvelle_liste(element); </text:p>
      <text:p text:style-name="P7"><text:s text:c="3"/>liste2-&gt;suivant = liste; </text:p>
      <text:p text:style-name="P7"><text:soft-page-break/><text:s text:c="3"/>return liste2; </text:p>
      <text:p text:style-name="P16"><text:span text:style-name="T15"><text:s text:c="2"/>} </text:span></text:p>
      <text:p text:style-name="P4"/>
      <text:p text:style-name="P4"><text:s text:c="2"/>-La procédure print_ListeAlignements affiche le ListeAlignements passé en paramètre sous la</text:p>
      <text:p text:style-name="P4"><text:s text:c="3"/>forme [JOUEUR:nombre]-&gt;[JOUEUR:nombre].</text:p>
      <text:p text:style-name="P4"/>
      <text:p text:style-name="P4"><text:s text:c="3"/>Ex: [x:3]-&gt;[o:3]</text:p>
      <text:p text:style-name="P4"/>
      <text:p text:style-name="P4"><text:s text:c="3"/>Son code est:</text:p>
      <text:p text:style-name="P4"/>
      <text:p text:style-name="P7"><text:s text:c="2"/>void </text:p>
      <text:p text:style-name="P7"><text:s text:c="2"/>print_ListeAlignements(ListeAlignements liste) </text:p>
      <text:p text:style-name="P7"><text:s text:c="2"/>{ </text:p>
      <text:p text:style-name="P7"><text:s text:c="3"/>if (liste == NULL) </text:p>
      <text:p text:style-name="P7"><text:s text:c="3"/><text:tab/>printf("[]"); </text:p>
      <text:p text:style-name="P7"><text:s text:c="3"/>else </text:p>
      <text:p text:style-name="P7"><text:s text:c="3"/>{ </text:p>
      <text:p text:style-name="P7"><text:s text:c="3"/><text:tab/>print_Alignement(liste-&gt;valeur); </text:p>
      <text:p text:style-name="P7"><text:s text:c="3"/><text:tab/>printf("-&gt;"); </text:p>
      <text:p text:style-name="P7"><text:s text:c="3"/><text:tab/>print_ListeAlignements(liste-&gt;suivant); </text:p>
      <text:p text:style-name="P7"><text:s text:c="3"/>} </text:p>
      <text:p text:style-name="P7"><text:s text:c="2"/>} </text:p>
      <text:p text:style-name="P4"/>
      <text:p text:style-name="P4"/>
      <text:p text:style-name="P4">●tableau.h</text:p>
      <text:p text:style-name="P4"/>
      <text:p text:style-name="P4"><text:s text:c="2"/>Ce fichier comporte les déclarations de type et de méthodes utilisées dans tableau.c (et</text:p>
      <text:p text:style-name="P4"><text:s text:c="2"/>ailleurs).</text:p>
      <text:p text:style-name="P4"/>
      <text:p text:style-name="P4"><text:s text:c="2"/>Son code est:</text:p>
      <text:p text:style-name="P4"/>
      <text:p text:style-name="P7"><text:s/>typedef Joueur (Tableau)[N][N]; </text:p>
      <text:p text:style-name="P7"/>
      <text:p text:style-name="P7"><text:s/>void </text:p>
      <text:p text:style-name="P7"><text:s/>affiche_tableau(Tableau tab); </text:p>
      <text:p text:style-name="P7"/>
      <text:p text:style-name="P7"><text:s/>Tableau* </text:p>
      <text:p text:style-name="P7"><text:s/>clone_tableau(Tableau tab); </text:p>
      <text:p text:style-name="P4"/>
      <text:p text:style-name="P4"><text:s text:c="2"/>On défini ici le type Tableau qui est un tableau de Joueur de taille N*N.</text:p>
      <text:p text:style-name="P4"/>
      <text:p text:style-name="P4"><text:s text:c="2"/>On déclare aussi les méthodes affiche_tableau et clone_tableau dont nous verrons l'utilité dans</text:p>
      <text:p text:style-name="P4"><text:s text:c="2"/>tableau.c.</text:p>
      <text:p text:style-name="P4"/>
      <text:p text:style-name="P4">●tableau.c</text:p>
      <text:p text:style-name="P4"/>
      <text:p text:style-name="P4"><text:s text:c="2"/>Ce fichier comporte le corps des méthode déclarées dans le fichier tableau.h.</text:p>
      <text:p text:style-name="P5"><text:span text:style-name="T10"/></text:p>
      <text:p text:style-name="P5"><text:span text:style-name="T10"><text:s/>Tableau* </text:span></text:p>
      <text:p text:style-name="P5"><text:span text:style-name="T10"><text:s/>clone_tableau(Tableau tab) </text:span></text:p>
      <text:p text:style-name="P5"><text:span text:style-name="T10"><text:s/>{ </text:span></text:p>
      <text:p text:style-name="P5"><text:span text:style-name="T10"><text:s text:c="2"/>Tableau *nouveau = malloc(sizeof(Tableau)); </text:span></text:p>
      <text:p text:style-name="P5"><text:span text:style-name="T10"><text:s text:c="2"/>// Tableau nouveau; </text:span></text:p>
      <text:p text:style-name="P5"><text:span text:style-name="T10"><text:s text:c="2"/>for(int i=0; i&lt;N; i++) </text:span></text:p>
      <text:p text:style-name="P5"><text:span text:style-name="T10"><text:s text:c="2"/>{ </text:span></text:p>
      <text:p text:style-name="P5"><text:soft-page-break/><text:span text:style-name="T10"><text:s text:c="2"/><text:tab/>// (*nouveau)[i] = malloc(sizeof(Joueur)*N); </text:span></text:p>
      <text:p text:style-name="P5"><text:span text:style-name="T10"><text:s text:c="2"/><text:tab/>//Joueur ligne[N]; </text:span></text:p>
      <text:p text:style-name="P5"><text:span text:style-name="T10"><text:tab/>for(int j=0; j&lt;N; j++) </text:span></text:p>
      <text:p text:style-name="P5"><text:span text:style-name="T10"><text:tab/>{ </text:span></text:p>
      <text:p text:style-name="P5"><text:span text:style-name="T10"><text:tab/><text:tab/>(*nouveau)[i][j] = tab[i][j]; </text:span></text:p>
      <text:p text:style-name="P5"><text:span text:style-name="T10"><text:tab/>} </text:span></text:p>
      <text:p text:style-name="P5"><text:span text:style-name="T10"><text:s text:c="2"/>} </text:span></text:p>
      <text:p text:style-name="P5"><text:span text:style-name="T10"><text:s/>return nouveau; </text:span></text:p>
      <text:p text:style-name="P5"><text:span text:style-name="T10"><text:s/>} </text:span><text:line-break/></text:p>
      <text:p text:style-name="P4"><text:s text:c="2"/>On inclus bien sûr stdio.h, stdlib.h, constantes.h, joueur.h et tableau.h pour pouvoir utiliser leur</text:p>
      <text:p text:style-name="P4"><text:s text:c="2"/>contenu.</text:p>
      <text:p text:style-name="P4"/>
      <text:p text:style-name="P5"><text:span text:style-name="T10"><text:s/>#include &lt;stdio.h&gt; </text:span></text:p>
      <text:p text:style-name="P5"><text:span text:style-name="T10"><text:s/>#include &lt;stdlib.h&gt; </text:span></text:p>
      <text:p text:style-name="P5"><text:span text:style-name="T10"><text:s/>#include "constantes.h" </text:span></text:p>
      <text:p text:style-name="P5"><text:span text:style-name="T10"><text:s/>#include "joueur.h" </text:span></text:p>
      <text:p text:style-name="P5"><text:span text:style-name="T10"><text:s/>#include "tableau.h" </text:span></text:p>
      <text:p text:style-name="P4"/>
      <text:p text:style-name="P4"><text:s text:c="2"/>La procédure affiche_tableau permet d'afficher le tableau passé en paramètre.</text:p>
      <text:p text:style-name="P4"/>
      <text:p text:style-name="P4"><text:s text:c="2"/>Ex: </text:p>
      <text:p text:style-name="P4"><text:s text:c="2"/>x o o o x x o x</text:p>
      <text:p text:style-name="P4"><text:s text:c="2"/>o o o o x x x x</text:p>
      <text:p text:style-name="P4"><text:s text:c="2"/>x o x o x o o o </text:p>
      <text:p text:style-name="P4"><text:s text:c="2"/>x x x x o x x x</text:p>
      <text:p text:style-name="P4"><text:s text:c="2"/>x o o o x x o x</text:p>
      <text:p text:style-name="P4"><text:s text:c="2"/>o o o o x x x x</text:p>
      <text:p text:style-name="P4"><text:s text:c="2"/>x o x o x o o o </text:p>
      <text:p text:style-name="P4"><text:s text:c="2"/>x x x x o x x x</text:p>
      <text:p text:style-name="P4"/>
      <text:p text:style-name="P4"><text:s text:c="2"/>Son code est:</text:p>
      <text:p text:style-name="P4"/>
      <text:p text:style-name="P5"><text:span text:style-name="T10"><text:s/>void </text:span></text:p>
      <text:p text:style-name="P5"><text:span text:style-name="T10"><text:s/>affiche_tableau(Tableau tab) </text:span></text:p>
      <text:p text:style-name="P5"><text:span text:style-name="T10"><text:s/>{ </text:span></text:p>
      <text:p text:style-name="P5"><text:span text:style-name="T10"><text:s text:c="2"/>for(int i=0; i&lt;N; i++) </text:span></text:p>
      <text:p text:style-name="P5"><text:span text:style-name="T10"><text:s text:c="2"/>{ </text:span></text:p>
      <text:p text:style-name="P5"><text:span text:style-name="T10"><text:s text:c="2"/><text:tab/>for(int j=0; j&lt;N; j++) </text:span></text:p>
      <text:p text:style-name="P5"><text:span text:style-name="T10"><text:s text:c="2"/><text:tab/>{ </text:span></text:p>
      <text:p text:style-name="P5"><text:span text:style-name="T10"><text:s text:c="2"/><text:tab/><text:tab/>print_joueur(tab[i][j]); </text:span></text:p>
      <text:p text:style-name="P5"><text:span text:style-name="T10"><text:tab/><text:tab/>printf(" "); </text:span></text:p>
      <text:p text:style-name="P5"><text:span text:style-name="T10"><text:tab/>} </text:span></text:p>
      <text:p text:style-name="P5"><text:span text:style-name="T10"><text:tab/>printf("\n"); </text:span></text:p>
      <text:p text:style-name="P5"><text:span text:style-name="T10"><text:s text:c="2"/>} </text:span></text:p>
      <text:p text:style-name="P5"><text:span text:style-name="T10"><text:s/>} </text:span></text:p>
      <text:p text:style-name="P5"><text:span text:style-name="T10"/></text:p>
      <text:p text:style-name="P4"/>
      <text:p text:style-name="P4">●arbre.h</text:p>
      <text:p text:style-name="P4"/>
      <text:p text:style-name="P4"><text:s text:c="2"/>Ce fichier comporte les déclarations de type et de méthodes utilisées dans arbre.c (et</text:p>
      <text:p text:style-name="P4"><text:s text:c="2"/>ailleurs).</text:p>
      <text:p text:style-name="P4"/>
      <text:p text:style-name="P4"><text:s text:c="2"/>Son code est:</text:p>
      <text:p text:style-name="P4"/>
      <text:p text:style-name="P7"><text:soft-page-break/><text:s/>typedef struct _noeud_arbre </text:p>
      <text:p text:style-name="P7"><text:s/>{ </text:p>
      <text:p text:style-name="P7"><text:s text:c="2"/>Tableau* plateau; </text:p>
      <text:p text:style-name="P7"><text:s text:c="2"/>int score_noir; </text:p>
      <text:p text:style-name="P7"><text:s text:c="2"/>int score_blanc; </text:p>
      <text:p text:style-name="P7"><text:s text:c="2"/>Joueur tour; </text:p>
      <text:p text:style-name="P7"><text:s text:c="2"/>struct _noeud_liste_arbres </text:p>
      <text:p text:style-name="P7"><text:s text:c="2"/>{ </text:p>
      <text:p text:style-name="P7"><text:s text:c="3"/>struct _noeud_arbre* arbre; </text:p>
      <text:p text:style-name="P7"><text:s text:c="3"/>struct _noeud_liste_arbres* suivant; </text:p>
      <text:p text:style-name="P7"><text:s text:c="2"/>}* descendants; </text:p>
      <text:p text:style-name="P7"><text:s/>} NoeudArbre, *Arbre; </text:p>
      <text:p text:style-name="P7"/>
      <text:p text:style-name="P7"><text:s/>typedef struct _noeud_liste_arbres NoeudListeArbre, *ListeArbres; </text:p>
      <text:p text:style-name="P7"/>
      <text:p text:style-name="P7"><text:s/>Arbre </text:p>
      <text:p text:style-name="P7"><text:s/>nouvel_arbre_vide(void); </text:p>
      <text:p text:style-name="P7"/>
      <text:p text:style-name="P7"><text:s/>void </text:p>
      <text:p text:style-name="P7"><text:s/>ajouter_fils(Arbre pere, </text:p>
      <text:p text:style-name="P7"><text:tab/><text:tab/> <text:s text:c="2"/>Tableau *plateau, </text:p>
      <text:p text:style-name="P7"><text:tab/><text:tab/> <text:s text:c="2"/>int score_noir, </text:p>
      <text:p text:style-name="P7"><text:tab/><text:tab/> <text:s text:c="2"/>int <text:s text:c="2"/>score_blanc, </text:p>
      <text:p text:style-name="P7"><text:tab/> <text:tab/> <text:s text:c="2"/>Joueur tour); </text:p>
      <text:p text:style-name="P7"/>
      <text:p text:style-name="P7"><text:s/>void </text:p>
      <text:p text:style-name="P7"><text:s/>ajouter_arbre_fils(Arbre pere, Arbre fils); </text:p>
      <text:p text:style-name="P7"/>
      <text:p text:style-name="P7"><text:s/>void </text:p>
      <text:p text:style-name="P7"><text:s/>afficher_liste_arbres(ListeArbres lst); </text:p>
      <text:p text:style-name="P7"/>
      <text:p text:style-name="P7"><text:s/>void </text:p>
      <text:p text:style-name="P7"><text:s/>afficher_arbre(Arbre thierry); </text:p>
      <text:p text:style-name="P7"/>
      <text:p text:style-name="P7"><text:s/>ListeArbres </text:p>
      <text:p text:style-name="P7"><text:s/>supprime_premier_fils(ListeArbres fils); </text:p>
      <text:p text:style-name="P7"/>
      <text:p text:style-name="P7"><text:s/>void </text:p>
      <text:p text:style-name="P7"><text:s/>supprime_arbre(Arbre *robert); </text:p>
      <text:p text:style-name="P4"/>
      <text:p text:style-name="P4"><text:s text:c="2"/>On défini le type _noeud_arbre qui est composé d'un Tableau (le plateau de jeu), 2 entiers (le score</text:p>
      <text:p text:style-name="P4"><text:s text:c="2"/>de chaque joueur), un joueur (le joueur de qui c'est le tour), et un _noeud_liste_arbres</text:p>
      <text:p text:style-name="P4"><text:s text:c="2"/>(descendants) qui est défini comme comportant un _noeud_arbre (arbre) ainsi qu'un </text:p>
      <text:p text:style-name="P4"><text:s text:c="2"/>_noeud_liste_arbre (suivant) qui est le nœud suivant de l'arbre. </text:p>
      <text:p text:style-name="P4"/>
      <text:p text:style-name="P4"><text:s text:c="2"/>NoeudArbre est un alias vers un _noeud_arbre tandis que Arbre est un alias vers un pointeur de</text:p>
      <text:p text:style-name="P4"><text:s text:c="2"/>_noeud_arbre. </text:p>
      <text:p text:style-name="P4"/>
      <text:p text:style-name="P4"/>
      <text:p text:style-name="P4">●arbre.c</text:p>
      <text:p text:style-name="P4"/>
      <text:p text:style-name="P4"><text:s text:c="2"/>Ce fichier comporte le corps des méthode déclarées dans le fichier arbre.h.</text:p>
      <text:p text:style-name="P7"/>
      <text:p text:style-name="P7"><text:s/>ListeArbres </text:p>
      <text:p text:style-name="P7"><text:s/>ajouter_element_liste_arbres(ListeArbres liste, Arbre arbre) </text:p>
      <text:p text:style-name="P7"><text:s/>{ </text:p>
      <text:p text:style-name="P7"><text:s text:c="2"/>ListeArbres element = malloc(sizeof(NoeudListeArbre)); </text:p>
      <text:p text:style-name="P7"><text:soft-page-break/><text:s text:c="2"/>element-&gt;arbre = arbre; </text:p>
      <text:p text:style-name="P7"><text:s text:c="2"/>element-&gt;suivant = liste; </text:p>
      <text:p text:style-name="P7"><text:s text:c="2"/>return element; </text:p>
      <text:p text:style-name="P7"><text:s/>} </text:p>
      <text:p text:style-name="P7"/>
      <text:p text:style-name="P7"><text:s/>Arbre </text:p>
      <text:p text:style-name="P7"><text:s/>nouvel_arbre_vide(void) </text:p>
      <text:p text:style-name="P7"><text:s/>{ </text:p>
      <text:p text:style-name="P7"><text:s text:c="2"/>Arbre arbre = malloc(sizeof(NoeudArbre)); </text:p>
      <text:p text:style-name="P7"><text:s text:c="2"/>arbre-&gt;descendants = nouvelle_liste_arbres_vide(); </text:p>
      <text:p text:style-name="P7"><text:s text:c="2"/>arbre-&gt;plateau = NULL; </text:p>
      <text:p text:style-name="P7"><text:s/>} </text:p>
      <text:p text:style-name="P7"/>
      <text:p text:style-name="P7"><text:s/>void </text:p>
      <text:p text:style-name="P7"><text:s/>ajouter_fils(Arbre pere, </text:p>
      <text:p text:style-name="P7"><text:tab/><text:tab/> <text:s text:c="2"/>Tableau *plateau, </text:p>
      <text:p text:style-name="P7"><text:tab/><text:tab/> <text:s text:c="2"/>int score_noir, </text:p>
      <text:p text:style-name="P7"><text:tab/><text:tab/> <text:s text:c="2"/>int <text:s/>score_blanc, </text:p>
      <text:p text:style-name="P7"><text:tab/><text:tab/> <text:s text:c="2"/>Joueur tour) </text:p>
      <text:p text:style-name="P7"><text:s/>{ </text:p>
      <text:p text:style-name="P7"><text:s text:c="2"/>Arbre arbre_fils = malloc(sizeof(NoeudArbre)); </text:p>
      <text:p text:style-name="P7"><text:s text:c="2"/>arbre_fils -&gt; plateau = plateau; </text:p>
      <text:p text:style-name="P7"><text:s text:c="2"/>arbre_fils -&gt; score_noir = score_noir; </text:p>
      <text:p text:style-name="P7"><text:s text:c="2"/>arbre_fils -&gt; score_blanc = score_blanc; </text:p>
      <text:p text:style-name="P7"><text:s text:c="2"/>arbre_fils -&gt; tour = tour; <text:s/></text:p>
      <text:p text:style-name="P7"><text:s text:c="2"/>pere-&gt;descendants = ajouter_element_liste_arbres(pere-&gt;descendants,</text:p>
      <text:p text:style-name="P7"><text:s text:c="2"/>arbre_fils); </text:p>
      <text:p text:style-name="P7"><text:s/>} </text:p>
      <text:p text:style-name="P7"/>
      <text:p text:style-name="P7"><text:s/>void </text:p>
      <text:p text:style-name="P7"><text:s/>ajouter_arbre_fils(Arbre pere, Arbre fils) </text:p>
      <text:p text:style-name="P7"><text:s/>{ </text:p>
      <text:p text:style-name="P7"><text:s text:c="2"/>pere -&gt; descendants = ajouter_element_liste_arbres(pere-&gt;descendants, </text:p>
      <text:p text:style-name="P7"><text:s text:c="2"/>fils); </text:p>
      <text:p text:style-name="P7"><text:s/>} </text:p>
      <text:p text:style-name="P7"/>
      <text:p text:style-name="P7"><text:s/>void </text:p>
      <text:p text:style-name="P7"><text:s/>afficher_liste_arbres(ListeArbres lst) </text:p>
      <text:p text:style-name="P7"><text:s/>{ </text:p>
      <text:p text:style-name="P7"><text:s text:c="2"/>if (lst != NULL) </text:p>
      <text:p text:style-name="P7"><text:s text:c="2"/>{ </text:p>
      <text:p text:style-name="P7"><text:s/><text:tab/> afficher_arbre(lst-&gt;arbre); </text:p>
      <text:p text:style-name="P7"><text:s text:c="2"/><text:tab/>afficher_liste_arbres(lst-&gt;suivant); </text:p>
      <text:p text:style-name="P7"><text:s text:c="2"/>} </text:p>
      <text:p text:style-name="P7"><text:s/>} </text:p>
      <text:p text:style-name="P7"/>
      <text:p text:style-name="P7"><text:s/>void </text:p>
      <text:p text:style-name="P7"><text:s/>afficher_arbre(Arbre thierry) </text:p>
      <text:p text:style-name="P7"><text:s/>{ </text:p>
      <text:p text:style-name="P7"><text:s text:c="2"/>printf("{"); </text:p>
      <text:p text:style-name="P7"><text:s text:c="2"/>if (thierry-&gt;plateau != NULL) </text:p>
      <text:p text:style-name="P7"><text:s text:c="2"/>{ </text:p>
      <text:p text:style-name="P7"><text:s/><text:tab/> printf("\n Noir: %d Blanc: %d", thierry-&gt;score_noir, thierry- <text:s text:c="2"/></text:p>
      <text:p text:style-name="P7"><text:s/><text:tab/> &gt;score_blanc); </text:p>
      <text:p text:style-name="P7"><text:s/><text:tab/> printf("\nplateau:\n"); </text:p>
      <text:p text:style-name="P7"><text:s text:c="2"/><text:tab/>affiche_tableau(*(thierry-&gt;plateau)); </text:p>
      <text:p text:style-name="P7"><text:s text:c="2"/><text:tab/>printf("\n tour: "); </text:p>
      <text:p text:style-name="P7"><text:s text:c="2"/><text:tab/>print_joueur(thierry-&gt;tour); </text:p>
      <text:p text:style-name="P7"><text:soft-page-break/><text:s text:c="2"/>} </text:p>
      <text:p text:style-name="P7"><text:s text:c="2"/>else </text:p>
      <text:p text:style-name="P7"><text:s text:c="2"/>{ </text:p>
      <text:p text:style-name="P7"><text:s text:c="2"/><text:tab/>printf("vide"); </text:p>
      <text:p text:style-name="P7"><text:s text:c="2"/>} </text:p>
      <text:p text:style-name="P7"><text:s text:c="2"/>printf("\n descendants: ("); </text:p>
      <text:p text:style-name="P7"><text:s text:c="2"/>afficher_liste_arbres(thierry-&gt;descendants); </text:p>
      <text:p text:style-name="P7"><text:s text:c="2"/>printf(") </text:p>
      <text:p text:style-name="P7"><text:s text:c="2"/>}\n"); </text:p>
      <text:p text:style-name="P7"><text:s/>} </text:p>
      <text:p text:style-name="P7"/>
      <text:p text:style-name="P7"><text:s/>ListeArbres </text:p>
      <text:p text:style-name="P7"><text:s/>supprime_premier_fils(ListeArbres fils) </text:p>
      <text:p text:style-name="P7"><text:s/>{ </text:p>
      <text:p text:style-name="P7"><text:s text:c="2"/>if (fils) </text:p>
      <text:p text:style-name="P7"><text:s text:c="2"/>{ </text:p>
      <text:p text:style-name="P7"><text:s text:c="2"/><text:tab/>ListeArbres suivant = fils-&gt;suivant; </text:p>
      <text:p text:style-name="P7"><text:s text:c="2"/><text:tab/>free(fils-&gt;arbre); </text:p>
      <text:p text:style-name="P7"><text:s text:c="2"/><text:tab/>return suivant; </text:p>
      <text:p text:style-name="P7"><text:s text:c="2"/>} </text:p>
      <text:p text:style-name="P7"><text:s/>} </text:p>
      <text:p text:style-name="P7"/>
      <text:p text:style-name="P7"><text:s/>int </text:p>
      <text:p text:style-name="P7"><text:s/>supprime_tete(ListeArbres *lst) </text:p>
      <text:p text:style-name="P7"><text:s/>{ </text:p>
      <text:p text:style-name="P7"><text:s text:c="2"/>if (*lst) </text:p>
      <text:p text:style-name="P7"><text:s text:c="2"/>{ </text:p>
      <text:p text:style-name="P7"><text:s text:c="2"/><text:tab/>supprime_arbre(&amp;(**lst).arbre); </text:p>
      <text:p text:style-name="P7"><text:s text:c="2"/><text:tab/>ListeArbres suivant = (**lst).suivant; </text:p>
      <text:p text:style-name="P7"><text:s text:c="2"/><text:tab/>free(*lst); </text:p>
      <text:p text:style-name="P7"><text:s text:c="2"/><text:tab/>*lst = suivant; </text:p>
      <text:p text:style-name="P7"><text:s text:c="2"/><text:tab/>return 1; </text:p>
      <text:p text:style-name="P7"><text:s text:c="2"/>} </text:p>
      <text:p text:style-name="P7"><text:s text:c="2"/>else return 0; </text:p>
      <text:p text:style-name="P7"><text:s/>} </text:p>
      <text:p text:style-name="P7"/>
      <text:p text:style-name="P7"><text:s/>void </text:p>
      <text:p text:style-name="P7"><text:s/>supprime_arbre(Arbre *robert) </text:p>
      <text:p text:style-name="P7"><text:s/>{ </text:p>
      <text:p text:style-name="P7"><text:s text:c="2"/>while(supprime_tete(&amp;((*robert)-&gt;descendants))); </text:p>
      <text:p text:style-name="P7"><text:s text:c="2"/>free((*robert)-&gt;plateau); </text:p>
      <text:p text:style-name="P7"><text:s text:c="2"/>free((*robert)); </text:p>
      <text:p text:style-name="P7"><text:s/>} </text:p>
      <text:p text:style-name="P4"/>
      <text:p text:style-name="P4"><text:s text:c="2"/>On inclus bien sûr stdio.h, stdlib.h, constantes.h, joueur.h, tableau.h et arbre.h pour pouvoir utiliser</text:p>
      <text:p text:style-name="P4"><text:s text:c="2"/>leur contenu.</text:p>
      <text:p text:style-name="P4"/>
      <text:p text:style-name="P4"><text:span text:style-name="T11"><text:s/>#include &lt;stdio.h&gt; </text:span></text:p>
      <text:p text:style-name="P7"><text:s/>#include &lt;stdlib.h&gt; </text:p>
      <text:p text:style-name="P7"><text:s/>#include "constantes.h" </text:p>
      <text:p text:style-name="P7"><text:s/>#include "joueur.h" </text:p>
      <text:p text:style-name="P7"><text:s/>#include "tableau.h" </text:p>
      <text:p text:style-name="P7"><text:s/>#include "arbre.h" </text:p>
      <text:p text:style-name="P7"/>
      <text:p text:style-name="P4"/>
      <text:p text:style-name="P4"><text:s text:c="2"/>La fonction <text:span text:style-name="T19">nouvelle_liste_arbres_vide </text:span><text:span text:style-name="T14">retourne NULL (le pointeur nul).</text:span></text:p>
      <text:p text:style-name="P7"><text:s/>ListeArbres </text:p>
      <text:p text:style-name="P7"><text:soft-page-break/><text:s/>nouvelle_liste_arbres_vide(void) </text:p>
      <text:p text:style-name="P7"><text:s/>{ </text:p>
      <text:p text:style-name="P7"><text:s/>return NULL; </text:p>
      <text:p text:style-name="P7"><text:span text:style-name="T14"><text:s/>} </text:span></text:p>
      <text:p text:style-name="P4"><text:span text:style-name="T14"/></text:p>
      <text:p text:style-name="P4"><text:span text:style-name="T14"><text:s text:c="2"/>La fonction ajouter_fils <text:s/></text:span></text:p>
      <text:p text:style-name="P4"/>
      <text:p text:style-name="P4">●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Leblon</meta:initial-creator>
    <meta:creation-date>2019-02-20T09:45:23.34</meta:creation-date>
    <dc:date>2019-02-22T11:42:24.21</dc:date>
    <dc:creator>Alexandre Leblon</dc:creator>
    <meta:editing-duration>PT6H29M10S</meta:editing-duration>
    <meta:editing-cycles>18</meta:editing-cycles>
    <meta:generator>OpenOffice/4.1.1$Win32 OpenOffice.org_project/411m6$Build-9775</meta:generator>
    <meta:document-statistic meta:table-count="0" meta:image-count="0" meta:object-count="0" meta:page-count="11" meta:paragraph-count="419" meta:word-count="1503" meta:character-count="12114"/>
  </office:meta>
</office:document-meta>
</file>